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ebb" officeooo:paragraph-rsid="0004aebb"/>
    </style:style>
    <style:style style:name="P2" style:family="paragraph" style:parent-style-name="Standard">
      <style:paragraph-properties fo:text-align="center" style:justify-single-word="false"/>
      <style:text-properties officeooo:rsid="0004aebb" officeooo:paragraph-rsid="000571fe"/>
    </style:style>
    <style:style style:name="P3" style:family="paragraph" style:parent-style-name="Standard">
      <style:paragraph-properties fo:text-align="justify" style:justify-single-word="false"/>
      <style:text-properties officeooo:rsid="0004aebb" officeooo:paragraph-rsid="0004aebb"/>
    </style:style>
    <style:style style:name="P4" style:family="paragraph" style:parent-style-name="Standard">
      <style:paragraph-properties fo:text-align="justify" style:justify-single-word="false"/>
      <style:text-properties officeooo:rsid="0004aebb" officeooo:paragraph-rsid="0004aebb"/>
    </style:style>
    <style:style style:name="P5" style:family="paragraph" style:parent-style-name="Standard">
      <style:paragraph-properties fo:text-align="center" style:justify-single-word="false"/>
      <style:text-properties officeooo:rsid="0004aebb" officeooo:paragraph-rsid="00073da7"/>
    </style:style>
    <style:style style:name="T1" style:family="text">
      <style:text-properties officeooo:rsid="0006cf8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3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el proyecto SQL – Mundial 2014</text:p>
      <text:p text:style-name="P1"/>
      <text:p text:style-name="P1">Tabla de Estadios.</text:p>
      <text:p text:style-name="P1">Insert Into en Campos:</text:p>
      <text:p text:style-name="P1"/>
      <text:p text:style-name="P3">INSERT INTO Estadio (Nombre) VALUES</text:p>
      <text:p text:style-name="P3">('Estadio Maracanã'),</text:p>
      <text:p text:style-name="P3">('Estadio Arena Corinthians'),</text:p>
      <text:p text:style-name="P3">('Estadio Mineirão'),</text:p>
      <text:p text:style-name="P3">('Estadio Beira-Rio'),</text:p>
      <text:p text:style-name="P3">('Estadio Arena Pantanal'),</text:p>
      <text:p text:style-name="P3">('Estadio Arena da Amazônia'),</text:p>
      <text:p text:style-name="P3">('Estadio Castelão'),</text:p>
      <text:p text:style-name="P3">('Estadio Fonte Nova'),</text:p>
      <text:p text:style-name="P3">('Estadio Arena das Dunas'),</text:p>
      <text:p text:style-name="P3">('Estadio Estadio Nacional'),</text:p>
      <text:p text:style-name="P3">('Estadio Arena Pernambuco'),</text:p>
      <text:p text:style-name="P3">('Estadio Arena da Baixada');</text:p>
      <text:p text:style-name="P3"/>
      <text:p text:style-name="P1">Update de Campos en Nombres de la Tabla Estadio:</text:p>
      <text:p text:style-name="P3"/>
      <text:p text:style-name="P3">UPDATE Estadio SET Ciudad = 'Río de Janeiro' WHERE Nombre = 'Estadio Maracanã';</text:p>
      <text:p text:style-name="P3">UPDATE Estadio SET Ciudad = 'São Paulo' WHERE Nombre = 'Estadio Arena Corinthians';</text:p>
      <text:p text:style-name="P3">UPDATE Estadio SET Ciudad = 'Belo Horizonte' WHERE Nombre = 'Estadio Mineirão';</text:p>
      <text:p text:style-name="P3">UPDATE Estadio SET Ciudad = 'Porto Alegre' WHERE Nombre = 'Estadio Beira-Rio';</text:p>
      <text:p text:style-name="P3">UPDATE Estadio SET Ciudad = 'Cuiabá' WHERE Nombre = 'Estadio Arena Pantanal';</text:p>
      <text:p text:style-name="P3">UPDATE Estadio SET Ciudad = 'Manaos' WHERE Nombre = 'Estadio Arena da Amazônia';</text:p>
      <text:p text:style-name="P3">UPDATE Estadio SET Ciudad = 'Fortaleza' WHERE Nombre = 'Estadio Castelão';</text:p>
      <text:p text:style-name="P3">UPDATE Estadio SET Ciudad = 'Salvador' WHERE Nombre = 'Estadio Fonte Nova';</text:p>
      <text:p text:style-name="P3">UPDATE Estadio SET Ciudad = 'Natal' WHERE Nombre = 'Estadio Arena das Dunas';</text:p>
      <text:p text:style-name="P3">UPDATE Estadio SET Ciudad = 'Brasilia' WHERE Nombre = 'Estadio Estadio Nacional';</text:p>
      <text:p text:style-name="P3">UPDATE Estadio SET Ciudad = 'Recife' WHERE Nombre = 'Estadio Arena Pernambuco';</text:p>
      <text:p text:style-name="P3">UPDATE Estadio SET Ciudad = 'Curitiba' WHERE Nombre = 'Estadio Arena da Baixada';</text:p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3">Tabla de </text:span><text:span text:style-name="T4">Jugadores</text:span><text:span text:style-name="T3">.</text:span></text:p>
      <text:p text:style-name="P5"><text:span text:style-name="T3"/></text:p>
      <text:p text:style-name="P5"><text:span text:style-name="T3">Insert Into en</text:span><text:span text:style-name="T4"> todos los campos de</text:span><text:span text:style-name="T3"> </text:span><text:span text:style-name="T4">Jugadores</text:span><text:span text:style-name="T3">:</text:span></text:p>
      <text:p text:style-name="P3">INSERT INTO Jugador (Seleccion, NyAp, Posicion, NroCamiseta) VALUES</text:p>
      <text:p text:style-name="P3">('Brasil', 'Julio César', 'Arquero', 12),</text:p>
      <text:p text:style-name="P3">('Brasil', 'Jefferson', 'Arquero', 22),</text:p>
      <text:p text:style-name="P3">('Brasil', 'Diego Alves', 'Arquero', 1),</text:p>
      <text:p text:style-name="P3">('Brasil', 'Thiago Silva', 'Defensa', 3),</text:p>
      <text:p text:style-name="P3">('Brasil', 'David Luiz', 'Defensa', 4),</text:p>
      <text:p text:style-name="P3">('Brasil', 'Marcelo', 'Defensa', 6),</text:p>
      <text:p text:style-name="P3">('Brasil', 'Dante', 'Defensa', 13),</text:p>
      <text:p text:style-name="P3">('Brasil', 'Maicon', 'Defensa', 2),</text:p>
      <text:p text:style-name="P3">('Brasil', 'Fernandinho', 'Mediocampista', 8),</text:p>
      <text:p text:style-name="P3">('Brasil', 'Paulinho', 'Mediocampista', 15),</text:p>
      <text:p text:style-name="P3">('Brasil', 'Oscar', 'Mediocampista', 11),</text:p>
      <text:p text:style-name="P3">('Brasil', 'Ramires', 'Mediocampista', 7),</text:p>
      <text:p text:style-name="P3">('Brasil', 'Luiz Gustavo', 'Mediocampista', 5),</text:p>
      <text:p text:style-name="P3">('Brasil', 'Thiago Motta', 'Mediocampista', 18),</text:p>
      <text:p text:style-name="P3">('Brasil', 'Willian', 'Mediocampista', 19),</text:p>
      <text:p text:style-name="P3">('Brasil', 'Bernard', 'Mediocampista', 20),</text:p>
      <text:p text:style-name="P3">('Brasil', 'Hulk', 'Delantero', 7),</text:p>
      <text:p text:style-name="P3">('Brasil', 'Fred', 'Delantero', 9),</text:p>
      <text:p text:style-name="P3">('Brasil', 'Neymar', 'Delantero', 11),</text:p>
      <text:p text:style-name="P3">('Brasil', 'Jo', 'Delantero', 21);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3:50:46.970330132</meta:creation-date>
    <dc:date>2024-11-23T16:56:11.610380667</dc:date>
    <meta:editing-duration>PT1H33M28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52" meta:word-count="315" meta:character-count="2350" meta:non-whitespace-character-count="2086"/>
  </office:meta>
</office:document-meta>
</file>